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1d548a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1d548a" officeooo:paragraph-rsid="001d548a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3b72c6" officeooo:paragraph-rsid="003b72c6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62d970" officeooo:paragraph-rsid="0062d970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65ca34" officeooo:paragraph-rsid="0065ca34" style:font-size-asian="14pt" style:font-weight-asian="bold" style:font-size-complex="14pt" style:font-weight-complex="bold"/>
    </style:style>
    <style:style style:name="P7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" fo:font-size="14pt" fo:font-weight="bold" officeooo:paragraph-rsid="001d548a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1" fo:font-size="14pt" fo:font-weight="bold" officeooo:rsid="007a9720" officeooo:paragraph-rsid="007a9720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1" fo:font-size="12pt" fo:font-weight="normal" officeooo:rsid="007029ae" officeooo:paragraph-rsid="007029a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1" fo:font-size="12pt" fo:font-weight="normal" officeooo:rsid="007029ae" officeooo:paragraph-rsid="00746326" style:font-size-asian="10.5pt" style:font-weight-asian="normal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Times New Roman1" fo:font-size="12pt" style:font-size-asian="10.5pt" style:font-size-complex="12pt"/>
    </style:style>
    <style:style style:name="P12" style:family="paragraph" style:parent-style-name="Title">
      <style:paragraph-properties fo:text-align="start" style:justify-single-word="false" fo:break-before="page"/>
      <style:text-properties style:font-name="Times New Roman1" fo:font-size="14pt" style:font-size-asian="14pt" style:font-size-complex="14pt"/>
    </style:style>
    <style:style style:name="P13" style:family="paragraph" style:parent-style-name="Title">
      <style:paragraph-properties fo:line-height="150%" fo:text-align="start" style:justify-single-word="false" fo:break-before="page"/>
      <style:text-properties style:font-name="Times New Roman1" fo:font-size="14pt" style:font-size-asian="14pt" style:font-size-complex="14pt"/>
    </style:style>
    <style:style style:name="P14" style:family="paragraph" style:parent-style-name="Title">
      <style:paragraph-properties fo:text-align="start" style:justify-single-word="false" fo:break-before="page"/>
      <style:text-properties style:font-name="Times New Roman1" fo:font-size="14pt" fo:font-weight="bold" style:font-name-asian="Microsoft YaHei" style:font-size-asian="14pt" style:font-weight-asian="bold" style:font-name-complex="Mangal" style:font-size-complex="14pt" style:font-weight-complex="bold"/>
    </style:style>
    <style:style style:name="T1" style:family="text">
      <style:text-properties fo:font-style="italic" officeooo:rsid="00710e21" style:font-style-asian="italic" style:font-style-complex="italic"/>
    </style:style>
    <style:style style:name="T2" style:family="text">
      <style:text-properties fo:font-style="italic" officeooo:rsid="007148b2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710e21" style:font-style-asian="normal" style:font-style-complex="normal"/>
    </style:style>
    <style:style style:name="T5" style:family="text">
      <style:text-properties fo:font-style="normal" officeooo:rsid="007148b2" style:font-style-asian="normal" style:font-style-complex="normal"/>
    </style:style>
    <style:style style:name="T6" style:family="text">
      <style:text-properties fo:font-style="normal" officeooo:rsid="0073098a" style:font-style-asian="normal" style:font-style-complex="normal"/>
    </style:style>
    <style:style style:name="T7" style:family="text">
      <style:text-properties fo:font-style="normal" officeooo:rsid="00746326" style:font-style-asian="normal" style:font-style-complex="normal"/>
    </style:style>
    <style:style style:name="T8" style:family="text">
      <style:text-properties fo:font-style="normal" officeooo:rsid="0075f5ae" style:font-style-asian="normal" style:font-style-complex="normal"/>
    </style:style>
    <style:style style:name="T9" style:family="text">
      <style:text-properties fo:font-style="normal" officeooo:rsid="00773784" style:font-style-asian="normal" style:font-style-complex="normal"/>
    </style:style>
    <style:style style:name="T10" style:family="text">
      <style:text-properties fo:font-style="normal" officeooo:rsid="0078f063" style:font-style-asian="normal" style:font-style-complex="normal"/>
    </style:style>
    <style:style style:name="T11" style:family="text">
      <style:text-properties fo:font-style="normal" officeooo:rsid="007ef494" style:font-style-asian="normal" style:font-style-complex="normal"/>
    </style:style>
    <style:style style:name="T12" style:family="text">
      <style:text-properties officeooo:rsid="0066d182"/>
    </style:style>
    <style:style style:name="T13" style:family="text">
      <style:text-properties officeooo:rsid="0067609a"/>
    </style:style>
    <style:style style:name="T14" style:family="text">
      <style:text-properties officeooo:rsid="00691c34"/>
    </style:style>
    <style:style style:name="T15" style:family="text">
      <style:text-properties officeooo:rsid="006abea4"/>
    </style:style>
    <style:style style:name="T16" style:family="text">
      <style:text-properties officeooo:rsid="006eb13e"/>
    </style:style>
    <style:style style:name="T17" style:family="text">
      <style:text-properties officeooo:rsid="00710e21"/>
    </style:style>
    <style:style style:name="T18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fo:font-weight="normal" officeooo:rsid="007e0c7c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fo:font-weight="normal" officeooo:rsid="007ef494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style:font-size-asian="10.5pt" style:font-style-asian="normal" style:font-size-complex="12pt" style:font-style-complex="normal"/>
    </style:style>
    <style:style style:name="T22" style:family="text">
      <style:text-properties fo:font-size="12pt" fo:font-style="normal" officeooo:rsid="007ef494" style:font-size-asian="10.5pt" style:font-style-asian="normal" style:font-size-complex="12pt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onte"/>
        <text:sequence-decl text:display-outline-level="0" text:name="Figura"/>
      </text:sequence-decls>
      <text:p text:style-name="P7">UNIVERSIDADE DE SÃO PAULO</text:p>
      <text:p text:style-name="P1">BACHARELADO EM CIÊNCIA DA COMPUTAÇÃO</text:p>
      <text:p text:style-name="P2"/>
      <text:p text:style-name="P2"/>
      <text:p text:style-name="P2"/>
      <text:p text:style-name="P2"/>
      <text:p text:style-name="P2"/>
      <text:p text:style-name="P2"/>
      <text:p text:style-name="P4">Primeira Parte do Trabalho Prático (Parte I)</text:p>
      <text:p text:style-name="P6">SCC0215 – Organização de Arquivos</text:p>
      <text:p text:style-name="P6">Profa. Dra. Cristina Dutra de Aguiar Ciferri</text:p>
      <text:p text:style-name="P2"/>
      <text:p text:style-name="P2"/>
      <text:p text:style-name="P2"/>
      <text:p text:style-name="P2"/>
      <text:p text:style-name="P2"/>
      <text:p text:style-name="P2"/>
      <text:p text:style-name="P2">A<text:span text:style-name="T12">ndré</text:span> <text:span text:style-name="T12">Luís Storino</text:span> <text:span text:style-name="T12">Junior</text:span>, 9293668</text:p>
      <text:p text:style-name="P5"><text:span text:style-name="T13">Francisco</text:span>, </text:p>
      <text:p text:style-name="P5"><text:span text:style-name="T14">Leonardo</text:span>, </text:p>
      <text:p text:style-name="P3"><text:span text:style-name="T15">Paulo Ricardo Jordão Miranda</text:span>, 10133456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ÃO CARLOS </text:p>
      <text:p text:style-name="P3"><text:span text:style-name="T16">07/05/</text:span>201<text:span text:style-name="T16">8</text:span></text:p>
      <text:p text:style-name="P13">Seção 1</text:p>
      <text:p text:style-name="P9"><text:tab/><text:span text:style-name="T17">Esta seção trata da descrição em alto nível da implementação da primeira funcionalidade do trabalho prático, na qual consiste em recuperar os dados em </text:span><text:span text:style-name="T1">comma separated value</text:span><text:span text:style-name="T4"> (csv), e criar um arquivo em modo binário no qual conterá todos os dados recuperados em binário.</text:span></text:p>
      <text:p text:style-name="P10"><text:span text:style-name="T4"><text:tab/></text:span><text:span text:style-name="T5">O algoritmo consiste em ler linha por linha do arquivo .csv dado como parâmetro da função e, por meio de manipulação de funções que buscam por um determinado caractere em </text:span><text:span text:style-name="T2">strings</text:span><text:span text:style-name="T5">, filtra o que é dado e o que ponto e vírgula, tratando campos que podem ser nulos e variáveis, </text:span><text:span text:style-name="T6">e também o registro, que necessariamente deve ter um tamanho fixo</text:span><text:span text:style-name="T5">. </text:span><text:span text:style-name="T7">Cada linha lida no arquivo .csv, assim que o dado é encontrado e filtrado, ele é guardado em uma variável temporária, ao invés de uma estrutura de dados.</text:span><text:span text:style-name="T8"> </text:span><text:span text:style-name="T9">Após todos os dados de tamanho fixo serem guardados, por serem os primeiros campos do registro a serem inseridos, todos eles são escritos de uma vez. Para os dados de tamanho variável, são inseridos um de cada vez de acordo com a ordem proposta pelo trabalho, já que estes não são inseridos caso sejam nulos e, também por conta da decisão de projeto: utilizar uma variável para guardar os tamanhos de todos os campos fixos.</text:span></text:p>
      <text:p text:style-name="P10"><text:span text:style-name="T5"><text:tab/></text:span><text:span text:style-name="T10">Uma observação importante a ser feita é caso o arquivo binário já exista - nesse caso, os dados do mesmo é sobrescrito.</text:span></text:p>
      <text:p text:style-name="P14"><text:span text:style-name="T10">S</text:span><text:span text:style-name="T3">eção 2</text:span></text:p>
      <text:p text:style-name="P8"><text:span text:style-name="T3"><text:tab/></text:span><text:span text:style-name="T19">Para a funcionalidade de número 2 (recuperar todos os dados escritos no arquivo binário descrita na seção 1), a função tem como parâmetro somente o nome do arquivo binário no qual se quer ler. Após a checagem para verificar se o arquivo existe, o algoritmo se utiliza, novamente, de variáveis e não de uma estrutura de dados </text:span><text:span text:style-name="T20">para guardar os valores lidos no arquivo binário. Quando lido campo a campo do registro – tomando uma cautela para caso o registro tenha sido excluído, pois este é ignorado e avança-se para o próximo – o algoritmo faz a checagem de campos nulos tanto para os campos de tamanho variável quanto para os campos de tamanho fixo. Caso haja algum campo com o valor nulo, este não será mostrado na saída do programa.</text:span></text:p>
      <text:p text:style-name="P12"><text:span text:style-name="T11">S</text:span><text:span text:style-name="T3">eção 3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453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shadow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Fonte" style:family="paragraph" style:parent-style-name="Caption"/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7874in" fo:margin-left="1.1811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19:01:06.238596546</meta:creation-date>
    <dc:date>2018-05-05T12:23:00.492633001</dc:date>
    <meta:editing-duration>PT4H9M3S</meta:editing-duration>
    <meta:editing-cycles>84</meta:editing-cycles>
    <meta:generator>LibreOffice/6.0.3.2$Linux_X86_64 LibreOffice_project/00m0$Build-2</meta:generator>
    <meta:document-statistic meta:table-count="0" meta:image-count="0" meta:object-count="0" meta:page-count="4" meta:paragraph-count="18" meta:word-count="407" meta:character-count="2361" meta:non-whitespace-character-count="1962"/>
  </office:meta>
</office:document-meta>
</file>